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style:text-position="0% 100%" style:font-name="Trebuchet MS"/>
    </style:style>
    <style:style style:name="P7" style:family="paragraph" style:parent-style-name="Standard">
      <style:paragraph-properties fo:break-before="page"/>
      <style:text-properties style:font-name="Trebuchet MS"/>
    </style:style>
    <style:style style:name="P8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9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0" style:family="paragraph" style:parent-style-name="Standard">
      <style:text-properties style:font-name="Trebuchet MS" style:text-underline-style="none"/>
    </style:style>
    <style:style style:name="P11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2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middle" style:vertical-rel="text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3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481cm" svg:height="0.716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1.656cm" svg:height="1.335cm" draw:z-index="14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2" draw:name="Object25" text:anchor-type="as-char" svg:width="1.79cm" svg:height="1.088cm" draw:z-index="2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6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7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</text:p>
      <text:p text:style-name="P3"><draw:frame draw:style-name="fr1" draw:name="Object16" text:anchor-type="as-char" svg:width="15.73cm" svg:height="1.348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0.167cm" svg:height="2.443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3">Now for the tricks</text:p>
      <text:p text:style-name="P3"><draw:frame draw:style-name="fr1" draw:name="Object21" text:anchor-type="as-char" svg:width="4.477cm" svg:height="0.55cm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0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2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8.443cm" svg:height="1.291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7.619cm" svg:height="1.291cm" draw:z-index="25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15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7">Formula to convert from (PCT, WL) to (wins, splits, loss):</text:p>
      <text:p text:style-name="P8"><draw:frame draw:style-name="fr2" draw:name="Object26" text:anchor-type="as-char" svg:width="3.067cm" svg:height="1.02cm" draw:z-index="27"><draw:object xlink:href="./Object 12" xlink:type="simple" xlink:show="embed" xlink:actuate="onLoad"/><draw:image xlink:href="./ObjectReplacements/Object 12" xlink:type="simple" xlink:show="embed" xlink:actuate="onLoad"/></draw:frame><text:tab/><draw:frame draw:style-name="fr2" draw:name="Object28" text:anchor-type="as-char" svg:width="3.545cm" svg:height="1.02cm" draw:z-index="29"><draw:object xlink:href="./Object 13" xlink:type="simple" xlink:show="embed" xlink:actuate="onLoad"/><draw:image xlink:href="./ObjectReplacements/Object 13" xlink:type="simple" xlink:show="embed" xlink:actuate="onLoad"/></draw:frame><text:tab/><draw:frame draw:style-name="fr2" draw:name="Object29" text:anchor-type="as-char" svg:width="3.895cm" svg:height="0.478cm" draw:z-index="28"><draw:object xlink:href="./Object 14" xlink:type="simple" xlink:show="embed" xlink:actuate="onLoad"/><draw:image xlink:href="./ObjectReplacements/Object 14" xlink:type="simple" xlink:show="embed" xlink:actuate="onLoad"/></draw:frame></text:p>
      <text:p text:style-name="P8"><draw:frame draw:style-name="fr2" draw:name="Object30" text:anchor-type="as-char" svg:width="4.764cm" svg:height="0.529cm" draw:z-index="30"><draw:object xlink:href="./Object 15" xlink:type="simple" xlink:show="embed" xlink:actuate="onLoad"/><draw:image xlink:href="./ObjectReplacements/Object 15" xlink:type="simple" xlink:show="embed" xlink:actuate="onLoad"/></draw:frame><text:tab/><draw:frame draw:style-name="fr2" draw:name="Object31" text:anchor-type="as-char" svg:width="3.545cm" svg:height="1.02cm" draw:z-index="31"><draw:object xlink:href="./Object 16" xlink:type="simple" xlink:show="embed" xlink:actuate="onLoad"/><draw:image xlink:href="./ObjectReplacements/Object 16" xlink:type="simple" xlink:show="embed" xlink:actuate="onLoad"/></draw:frame><text:tab/><draw:frame draw:style-name="fr2" draw:name="Object32" text:anchor-type="as-char" svg:width="3.895cm" svg:height="0.478cm" draw:z-index="32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3" draw:name="Object33" text:anchor-type="as-char" svg:width="6.708cm" svg:height="1.706cm" draw:z-index="33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3" draw:name="Object34" text:anchor-type="as-char" svg:width="5.659cm" svg:height="1.702cm" draw:z-index="34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3" draw:name="Object35" text:anchor-type="as-char" svg:width="5.803cm" svg:height="1.702cm" draw:z-index="35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3" draw:name="Object36" text:anchor-type="as-char" svg:width="5.493cm" svg:height="1.702cm" draw:z-index="36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3" draw:name="Object38" text:anchor-type="as-char" svg:width="6.643cm" svg:height="1.715cm" draw:z-index="37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3" draw:name="Object39" text:anchor-type="as-char" svg:width="8.731cm" svg:height="1.732cm" draw:z-index="38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3" draw:name="Object40" text:anchor-type="as-char" svg:width="8.435cm" svg:height="1.732cm" draw:z-index="39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3" draw:name="Object41" text:anchor-type="as-char" svg:width="4.172cm" svg:height="1.032cm" draw:z-index="40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3" draw:name="Object42" text:anchor-type="as-char" svg:width="4.902cm" svg:height="1.032cm" draw:z-index="41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3" draw:name="Object43" text:anchor-type="as-char" svg:width="5.392cm" svg:height="0.543cm" draw:z-index="42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9"><draw:frame draw:style-name="fr2" draw:name="Object44" text:anchor-type="as-char" svg:width="3.067cm" svg:height="1.02cm" draw:z-index="43"><draw:object xlink:href="./Object 28" xlink:type="simple" xlink:show="embed" xlink:actuate="onLoad"/><draw:image xlink:href="./ObjectReplacements/Object 28" xlink:type="simple" xlink:show="embed" xlink:actuate="onLoad"/></draw:frame>,<draw:frame draw:style-name="fr2" draw:name="Object45" text:anchor-type="as-char" svg:width="3.545cm" svg:height="1.02cm" draw:z-index="44"><draw:object xlink:href="./Object 29" xlink:type="simple" xlink:show="embed" xlink:actuate="onLoad"/><draw:image xlink:href="./ObjectReplacements/Object 29" xlink:type="simple" xlink:show="embed" xlink:actuate="onLoad"/></draw:frame>,<draw:frame draw:style-name="fr2" draw:name="Object46" text:anchor-type="as-char" svg:width="3.895cm" svg:height="0.478cm" draw:z-index="45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0"><text:span text:style-name="T7">(2PCT – 1) = </text:span><text:span text:style-name="T8">wins</text:span><text:span text:style-name="T7"> – </text:span><text:span text:style-name="T8">losses</text:span></text:p>
      <text:p text:style-name="P11"><text:span text:style-name="T8">splits</text:span> = (P<text:span text:style-name="T7">CT</text:span><text:span text:style-name="T8"> – </text:span><text:span text:style-name="T8">win</text:span><text:span text:style-name="T9">s)×2</text:span></text:p>
      <text:p text:style-name="P12"/>
      <text:p text:style-name="P12">Special cases: WL = 0, (2<text:span text:style-name="T10">×</text:span>PCT – 1) = 0, WL = 1, WL = 0.5, PCT = 1;</text:p>
      <text:p text:style-name="P12">Dangerous cases: WL = 0.5;</text:p>
      <text:p text:style-name="P12"/>
      <text:p text:style-name="P12">When splits = 1, WL (0/0) would originally be saved as 0. This is PCT = 0.5. (Handled by default)</text:p>
      <text:p text:style-name="P12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lpha_4$Unix OpenOffice.org_project/680m5$Build-9011</meta:generator>
    <meta:creation-date>2005-05-21T15:25:29</meta:creation-date>
    <dc:creator>Joseph Huang</dc:creator>
    <dc:date>2006-07-09T20:07:20</dc:date>
    <dc:language>en-US</dc:language>
    <meta:editing-cycles>70</meta:editing-cycles>
    <meta:editing-duration>P4DT10H26M30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46" meta:page-count="6" meta:paragraph-count="76" meta:word-count="533" meta:character-count="2860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b>
                    <math:mi>f</math:mi>
                    <math:mi math:fontstyle="italic">pot</math:mi>
                  </math:msub>
                </math:mrow>
                <math:mo math:stretchy="false"></math:mo>
                <math:mrow>
                  <math:msup>
                    <math:mi>e</math:mi>
                    <math:mtext>*</math:mtext>
                  </math:msup>
                  <math:mo math:stretchy="false">⋅</math:mo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^"*" cdot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sup>
                    <math:mrow>
                      <math:mo math:stretchy="false"></math:mo>
                      <math:mrow>
                        <math:mi>e</math:mi>
                        <math:mo math:stretchy="false">−</math:mo>
                        <math:mi>m</math:mi>
                      </math:mrow>
                      <math:mo math:stretchy="false"></math:mo>
                    </math:mrow>
                    <math:mtext>*</math:mtext>
                  </math:msup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{{f_pot + (f + f_d)(e-m)^"*"} over {m+1}} 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 {e cdot win^e } over (1+ f_pot + e cdot (f + f_d)) 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x</math:mn>
        <math:mo math:stretchy="false"></math:mo>
        <math:msub>
          <math:mi>f</math:mi>
          <math:mi math:fontstyle="italic">pot</math:mi>
        </math:msub>
      </math:mrow>
    </math:mfrac>
    <math:annotation math:encoding="StarMath 5.0">x over {2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frac>
                <math:mrow>
                  <math:msup>
                    <math:mi>e</math:mi>
                    <math:mtext>*</math:mtext>
                  </math:msup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sup>
                        <math:mi>e</math:mi>
                        <math:mtext>*</math:mtext>
                      </math:msup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 {e^"*" cdot win^e } over (1+ f_pot + e^"*" cdot (f + f_d))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rac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row>
              <math:msup>
                <math:mi math:fontstyle="italic">split</math:mi>
                <math:mi>m</math:mi>
              </math:msup>
              <math:mo math:stretchy="false">⋅</math:mo>
              <math:msup>
                <math:mfenced math:open="" math:close="">
                  <math:mrow>
                    <math:mi>e</math:mi>
                    <math:mo math:stretchy="false">−</math:mo>
                    <math:mi>m</math:mi>
                  </math:mrow>
                </math:mfenced>
                <math:mtext>*</math:mtext>
              </math:msup>
            </math:mrow>
          </math:mrow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sup>
                    <math:mrow>
                      <math:mo math:stretchy="false"></math:mo>
                      <math:mrow>
                        <math:mi>e</math:mi>
                        <math:mo math:stretchy="false">−</math:mo>
                        <math:mi>m</math:mi>
                      </math:mrow>
                      <math:mo math:stretchy="false"></math:mo>
                    </math:mrow>
                    <math:mtext>*</math:mtext>
                  </math:msup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</math:mfrac>
      </math:mrow>
    </math:mrow>
    <math:annotation math:encoding="StarMath 5.0">(s_av^"*"(e,m,f_pot,f_c)) = sum from m=1 to m={e-1} { {left( binom{e}{m} right) win^{e-m} split^m cdot left( e-m right)^"*"} over left(1+ {{f_pot + (f + f_d)(e-m)^"*"} over {m+1}} right)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{e cdot win^e } over (1+ f_pot + e cdot (f + f_d)) + { {(1-losses)^e} -1 } over (1-(f + f_d)) + (s^"*"_av(e,m,f_pot,f_c)) right) times { G(f+f_d) }</math:annotation>
  </math:semantics>
</math:math>
</file>